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4pt" style:font-size-asian="14pt" style:font-size-complex="14pt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1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[<text:text-input text:description="&lt;line.product_id.default_code&gt;">9788426574091</text:text-input>] <text:text-input text:description="&lt;line.product_id.name&gt;">123456789012345678901234567890123045</text:text-input><text:span text:style-name="T65"><text:text-input text:description="&lt;if test=&quot;print_serial_number and line.lot_id&quot;&gt;">if</text:text-input></text:span><text:span text:style-name="T65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20T11:28:09.308953231</dc:date>
    <meta:editing-duration>P2DT17H30M38S</meta:editing-duration>
    <meta:editing-cycles>370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71" meta:character-count="1716" meta:non-whitespace-character-count="1479"/>
  </office:meta>
</office:document-meta>
</file>